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613cm" fo:min-width="2.28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4" style:family="graphic" style:parent-style-name="objectwithoutfill">
      <style:graphic-properties draw:stroke="solid" draw:stroke-dash="Fine_20_Dashed" svg:stroke-width="0.1cm" draw:marker-start-width="0.515cm" draw:marker-end="Arrow" draw:marker-end-width="0.51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513cm" fo:min-width="2.18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rsfs10" fo:font-size="32pt" fo:font-style="italic" fo:font-weight="normal" style:font-size-asian="18pt" style:font-size-complex="18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fo:font-style="italic" style:font-size-asian="16pt" style:font-size-complex="16pt"/>
    </style:style>
    <style:style style:name="T1" style:family="text">
      <style:text-properties style:font-name="rsfs10" fo:font-size="32pt" fo:font-style="italic" fo:font-weight="normal" style:font-size-asian="18pt" style:font-size-complex="18pt"/>
    </style:style>
    <style:style style:name="T2" style:family="text">
      <style:text-properties fo:font-size="16pt" fo:font-style="italic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5.461cm" svg:x="6.453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37cm" svg:height="5.461cm" svg:x="11.903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7cm" svg:height="1.445cm" svg:x="5.972cm" svg:y="8.432cm">
          <draw:text-box>
            <text:p><text:span text:style-name="T1">E</text:span></text:p>
          </draw:text-box>
        </draw:frame>
        <draw:frame draw:style-name="gr2" draw:text-style-name="P2" draw:layer="layout" svg:width="1.27cm" svg:height="1.445cm" svg:x="14.651cm" svg:y="8.432cm">
          <draw:text-box>
            <text:p><text:span text:style-name="T1">R</text:span></text:p>
          </draw:text-box>
        </draw:frame>
        <draw:custom-shape draw:style-name="gr3" draw:text-style-name="P3" draw:layer="layout" svg:width="0.381cm" svg:height="0.381cm" svg:x="8.168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3.426cm" svg:y="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3.426cm" svg:y="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4.12cm" svg:height="2.746cm" draw:transform="rotate (2.5535912285929) translate (11.9220053883311cm 7.22299775485461cm)" svg:viewBox="0 0 4121 2747" svg:d="M0 2747c2747 0 4121-2747 4121-2747">
          <text:p/>
        </draw:path>
        <draw:frame draw:style-name="gr5" draw:text-style-name="P4" draw:layer="layout" svg:width="0.68cm" svg:height="0.962cm" svg:x="13.274cm" svg:y="5.14cm">
          <draw:text-box>
            <text:p>r</text:p>
          </draw:text-box>
        </draw:frame>
        <draw:frame draw:style-name="gr5" draw:text-style-name="P4" draw:layer="layout" svg:width="0.68cm" svg:height="0.962cm" svg:x="7.945cm" svg:y="5.14cm">
          <draw:text-box>
            <text:p>e</text:p>
          </draw:text-box>
        </draw:frame>
        <draw:custom-shape draw:style-name="gr6" draw:text-style-name="P1" draw:layer="layout" svg:width="3.937cm" svg:height="5.461cm" svg:x="17.329cm" svg:y="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7cm" svg:height="1.445cm" svg:x="20.077cm" svg:y="8.407cm">
          <draw:text-box>
            <text:p><text:span text:style-name="T1">D</text:span></text:p>
          </draw:text-box>
        </draw:frame>
        <draw:custom-shape draw:style-name="gr3" draw:text-style-name="P3" draw:layer="layout" svg:width="0.381cm" svg:height="0.381cm" svg:x="18.852cm" svg:y="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8.852cm" svg:y="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68cm" svg:height="0.962cm" svg:x="18.5cm" svg:y="5.115cm">
          <draw:text-box>
            <text:p>d</text:p>
          </draw:text-box>
        </draw:frame>
        <draw:path draw:style-name="gr4" draw:text-style-name="P1" draw:layer="layout" svg:width="4.12cm" svg:height="2.746cm" draw:transform="rotate (2.5535912285929) translate (17.2350053883311cm 7.24499775485459cm)" svg:viewBox="0 0 4121 2747" svg:d="M0 2747c2747 0 4121-2747 4121-2747">
          <text:p/>
        </draw:path>
        <draw:frame draw:style-name="gr7" draw:text-style-name="P4" draw:layer="layout" svg:width="2.576cm" svg:height="0.962cm" svg:x="9.798cm" svg:y="2.751cm">
          <draw:text-box>
            <text:p>encode</text:p>
          </draw:text-box>
        </draw:frame>
        <draw:frame draw:style-name="gr8" draw:text-style-name="P4" draw:layer="layout" svg:width="2.225cm" svg:height="0.962cm" svg:x="15.398cm" svg:y="2.751cm">
          <draw:text-box>
            <text:p>model</text:p>
          </draw:text-box>
        </draw:frame>
        <draw:frame draw:style-name="gr9" draw:text-style-name="P6" draw:layer="layout" svg:width="3.645cm" svg:height="0.9cm" svg:x="17.529cm" svg:y="5.815cm">
          <draw:text-box>
            <text:p text:style-name="P5"><text:span text:style-name="T2">description</text:span></text:p>
          </draw:text-box>
        </draw:frame>
        <draw:frame draw:style-name="gr9" draw:text-style-name="P6" draw:layer="layout" svg:width="4.654cm" svg:height="0.9cm" svg:x="11.855cm" svg:y="5.815cm">
          <draw:text-box>
            <text:p text:style-name="P5"><text:span text:style-name="T2">representation</text:span></text:p>
          </draw:text-box>
        </draw:frame>
        <draw:frame draw:style-name="gr5" draw:text-style-name="P6" draw:layer="layout" svg:width="2.264cm" svg:height="0.962cm" svg:x="7.329cm" svg:y="5.815cm">
          <draw:text-box>
            <text:p text:style-name="P5"><text:span text:style-name="T2">ent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58:20.606045281</meta:creation-date>
    <dc:date>2020-06-29T15:40:16.131990308</dc:date>
    <meta:editing-duration>PT27M20S</meta:editing-duration>
    <meta:editing-cycles>9</meta:editing-cycles>
    <meta:generator>LibreOffice/6.0.7.3$Linux_X86_64 LibreOffice_project/00m0$Build-3</meta:generator>
    <meta:document-statistic meta:object-count="21"/>
  </office:meta>
</office:document-meta>
</file>